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19CAE5D419EF0652B37.png" manifest:media-type="image/png"/>
  <manifest:file-entry manifest:full-path="Pictures/100002010000045C000002282001A67231FDE85D.png" manifest:media-type="image/png"/>
  <manifest:file-entry manifest:full-path="Pictures/100002010000066500000331BB7D480CF85C92A9.png" manifest:media-type="image/png"/>
  <manifest:file-entry manifest:full-path="Pictures/10000201000003060000011EFD32753E75D8BBB7.png" manifest:media-type="image/png"/>
  <manifest:file-entry manifest:full-path="Pictures/1000020100000160000001AE45F7C5828464CAEF.png" manifest:media-type="image/png"/>
  <manifest:file-entry manifest:full-path="Pictures/100002010000016B000001F35BA8D4C562C1B3A7.png" manifest:media-type="image/png"/>
  <manifest:file-entry manifest:full-path="Pictures/10000201000004F10000024BF05AB8E616E285F9.png" manifest:media-type="image/png"/>
  <manifest:file-entry manifest:full-path="Pictures/10000201000002D30000011DEC0B3E9951D3C9F5.png" manifest:media-type="image/png"/>
  <manifest:file-entry manifest:full-path="Pictures/10000201000002AC00000111D997713705FE26EE.png" manifest:media-type="image/png"/>
  <manifest:file-entry manifest:full-path="Pictures/1000020100000552000001A769C7075680391247.png" manifest:media-type="image/png"/>
  <manifest:file-entry manifest:full-path="Pictures/10000201000003410000010E869CDB4C3CC0FE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706cm" svg:y="-1.852cm" svg:width="7.25cm" svg:height="3.057cm" draw:z-index="0"><draw:image xlink:href="Pictures/10000201000003410000010E869CDB4C3CC0FEAB.png" xlink:type="simple" xlink:show="embed" xlink:actuate="onLoad" loext:mime-type="image/png"/></draw:frame><draw:frame draw:style-name="fr1" draw:name="Image2" text:anchor-type="char" svg:x="6.86cm" svg:y="-1.72cm" svg:width="7.146cm" svg:height="2.852cm" draw:z-index="1"><draw:image xlink:href="Pictures/10000201000002AC00000111D997713705FE26EE.png" xlink:type="simple" xlink:show="embed" xlink:actuate="onLoad" loext:mime-type="image/png"/></draw:frame><draw:frame draw:style-name="fr1" draw:name="Image3" text:anchor-type="char" svg:x="-1.741cm" svg:y="1.785cm" svg:width="7.959cm" svg:height="3.138cm" draw:z-index="2"><draw:image xlink:href="Pictures/10000201000002D30000011DEC0B3E9951D3C9F5.png" xlink:type="simple" xlink:show="embed" xlink:actuate="onLoad" loext:mime-type="image/png"/></draw:frame><draw:frame draw:style-name="fr1" draw:name="Image4" text:anchor-type="char" svg:x="-1.826cm" svg:y="5.253cm" svg:width="7.876cm" svg:height="2.91cm" draw:z-index="3"><draw:image xlink:href="Pictures/10000201000003060000011EFD32753E75D8BBB7.png" xlink:type="simple" xlink:show="embed" xlink:actuate="onLoad" loext:mime-type="image/png"/></draw:frame><draw:frame draw:style-name="fr1" draw:name="Image5" text:anchor-type="char" svg:x="6.727cm" svg:y="4.75cm" svg:width="10.167cm" svg:height="3.794cm" draw:z-index="4"><draw:image xlink:href="Pictures/100002010000066500000331BB7D480CF85C92A9.png" xlink:type="simple" xlink:show="embed" xlink:actuate="onLoad" loext:mime-type="image/png"/></draw:frame><draw:frame draw:style-name="fr1" draw:name="Image6" text:anchor-type="char" svg:x="6.495cm" svg:y="1.27cm" svg:width="10.809cm" svg:height="3.417cm" draw:z-index="5"><draw:image xlink:href="Pictures/10000201000004F10000024BF05AB8E616E285F9.png" xlink:type="simple" xlink:show="embed" xlink:actuate="onLoad" loext:mime-type="image/png"/></draw:frame><draw:frame draw:style-name="fr1" draw:name="Image7" text:anchor-type="char" svg:x="0.94cm" svg:y="8.902cm" svg:width="12.185cm" svg:height="6.027cm" draw:z-index="6"><draw:image xlink:href="Pictures/100002010000045C000002282001A67231FDE85D.png" xlink:type="simple" xlink:show="embed" xlink:actuate="onLoad" loext:mime-type="image/png"/></draw:frame><draw:frame draw:style-name="fr1" draw:name="Image8" text:anchor-type="char" svg:x="-1.508cm" svg:y="15.427cm" svg:width="7.384cm" svg:height="2.951cm" draw:z-index="7"><draw:image xlink:href="Pictures/1000020100000552000001A769C7075680391247.png" xlink:type="simple" xlink:show="embed" xlink:actuate="onLoad" loext:mime-type="image/png"/></draw:frame><draw:frame draw:style-name="fr1" draw:name="Image9" text:anchor-type="char" svg:x="7.394cm" svg:y="15.383cm" svg:width="8.67cm" svg:height="3.112cm" draw:z-index="8"><draw:image xlink:href="Pictures/100002010000052B0000019CAE5D419EF0652B37.png" xlink:type="simple" xlink:show="embed" xlink:actuate="onLoad" loext:mime-type="image/png"/></draw:frame><draw:frame draw:style-name="fr1" draw:name="Image10" text:anchor-type="char" svg:x="-1.005cm" svg:y="18.824cm" svg:width="5.812cm" svg:height="7.99cm" draw:z-index="9"><draw:image xlink:href="Pictures/100002010000016B000001F35BA8D4C562C1B3A7.png" xlink:type="simple" xlink:show="embed" xlink:actuate="onLoad" loext:mime-type="image/png"/></draw:frame><draw:frame draw:style-name="fr1" draw:name="Image11" text:anchor-type="char" svg:x="8.117cm" svg:y="18.942cm" svg:width="6.422cm" svg:height="7.163cm" draw:z-index="10"><draw:image xlink:href="Pictures/1000020100000160000001AE45F7C5828464CA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59:54.896198873</meta:creation-date>
    <meta:generator>LibreOffice/6.4.7.2$Linux_X86_64 LibreOffice_project/40$Build-2</meta:generator>
    <dc:date>2021-06-16T18:36:56.583301334</dc:date>
    <meta:editing-duration>PT6M56S</meta:editing-duration>
    <meta:editing-cycles>1</meta:editing-cycles>
    <meta:document-statistic meta:table-count="0" meta:image-count="11" meta:object-count="0" meta:page-count="1" meta:paragraph-count="0" meta:word-count="0" meta:character-count="0" meta:non-whitespace-character-count="0"/>
  </office:meta>
</office:document-meta>
</file>